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llerg2@aldenv165:~/lab5$ java Lab5Test</text:p>
      <text:p text:style-name="Standard">Gary Miller</text:p>
      <text:p text:style-name="Standard">Lab5 DNA program</text:p>
      <text:p text:style-name="Standard">Fri Feb 28 09:35:11 EST 2014</text:p>
      <text:p text:style-name="Standard">Enter a dna string (no blanks only lowercase, use a c g and t</text:p>
      <text:p text:style-name="Standard">gtgtac</text:p>
      <text:p text:style-name="Standard">Complement of dna is: CACATG</text:p>
      <text:p text:style-name="Standard">Inserting t at position 1 gives gtgtact</text:p>
      <text:p text:style-name="Standard">Deleting from position 1 gives ggtac</text:p>
      <text:p text:style-name="Standard">Changing position 0 gives atgtac</text:p>
      <text:p text:style-name="Standard"/>
      <text:p text:style-name="Standard">millerg2@aldenv165:~/lab5$ java Lab5Test</text:p>
      <text:p text:style-name="Standard">Gary Miller</text:p>
      <text:p text:style-name="Standard">Lab5 DNA program</text:p>
      <text:p text:style-name="Standard">Fri Feb 28 09:35:15 EST 2014</text:p>
      <text:p text:style-name="Standard">Enter a dna string (no blanks only lowercase, use a c g and t</text:p>
      <text:p text:style-name="Standard">gatac</text:p>
      <text:p text:style-name="Standard">Complement of dna is: CTATG</text:p>
      <text:p text:style-name="Standard">Inserting a at position 4 gives gataca</text:p>
      <text:p text:style-name="Standard">Deleting from position 0 gives atac</text:p>
      <text:p text:style-name="Standard">Changing position 0 gives catac</text:p>
      <text:p text:style-name="Standard"/>
      <text:p text:style-name="Standard">millerg2@aldenv165:~/lab5$ java Lab5Test</text:p>
      <text:p text:style-name="Standard">Gary Miller</text:p>
      <text:p text:style-name="Standard">Lab5 DNA program</text:p>
      <text:p text:style-name="Standard">Fri Feb 28 09:35:22 EST 2014</text:p>
      <text:p text:style-name="Standard">Enter a dna string (no blanks only lowercase, use a c g and t</text:p>
      <text:p text:style-name="Standard">agatacca</text:p>
      <text:p text:style-name="Standard">Complement of dna is: TCTATGGT</text:p>
      <text:p text:style-name="Standard">Inserting g at position 8 gives agataccag</text:p>
      <text:p text:style-name="Standard">Deleting from position 5 gives agataca</text:p>
      <text:p text:style-name="Standard">Changing position 4 gives agatacaa</text:p>
      <text:p text:style-name="Standard"/>
      <text:p text:style-name="Standard">millerg2@aldenv165:~/lab5$ java Lab5Test</text:p>
      <text:p text:style-name="Standard">Gary Miller</text:p>
      <text:p text:style-name="Standard">Lab5 DNA program</text:p>
      <text:p text:style-name="Standard">Fri Feb 28 09:35:29 EST 2014</text:p>
      <text:p text:style-name="Standard">Enter a dna string (no blanks only lowercase, use a c g and t</text:p>
      <text:p text:style-name="Standard">gtacagat</text:p>
      <text:p text:style-name="Standard">Complement of dna is: CATGTCTA</text:p>
      <text:p text:style-name="Standard">Inserting t at position 0 gives gtacagatt</text:p>
      <text:p text:style-name="Standard">Deleting from position 5 gives gtacaat</text:p>
      <text:p text:style-name="Standard">Changing position 2 gives atacagat</text:p>
      <text:p text:style-name="Standard"/>
      <text:p text:style-name="Standard">millerg2@aldenv165:~/lab5$ java Lab5Test</text:p>
      <text:p text:style-name="Standard">Gary Miller</text:p>
      <text:p text:style-name="Standard">Lab5 DNA program</text:p>
      <text:p text:style-name="Standard">Fri Feb 28 09:35:33 EST 2014</text:p>
      <text:p text:style-name="Standard">Enter a dna string (no blanks only lowercase, use a c g and t</text:p>
      <text:p text:style-name="Standard"><text:soft-page-break/>gtaaatc</text:p>
      <text:p text:style-name="Standard">Complement of dna is: CATTTAG</text:p>
      <text:p text:style-name="Standard">Inserting c at position 0 gives gtaaatcc</text:p>
      <text:p text:style-name="Standard">Deleting from position 3 gives gtaatc</text:p>
      <text:p text:style-name="Standard">Changing position 5 gives gtaagtc</text:p>
      <text:p text:style-name="Standard"/>
      <text:p text:style-name="Standard">millerg2@aldenv165:~/lab5$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ry Miller</meta:initial-creator>
    <meta:creation-date>2014-02-28T09:36:23</meta:creation-date>
    <dc:date>2014-02-28T09:37:20</dc:date>
    <dc:creator>Gary Miller</dc:creator>
    <meta:editing-duration>P0D</meta:editing-duration>
    <meta:editing-cycles>1</meta:editing-cycles>
    <meta:document-statistic meta:table-count="0" meta:image-count="0" meta:object-count="0" meta:page-count="2" meta:paragraph-count="51" meta:word-count="261" meta:character-count="1583" meta:non-whitespace-character-count="1321"/>
    <meta:generator>LibreOffice/3.5$Linux_X86_64 LibreOffice_project/350m1$Build-2</meta:generator>
  </office:meta>
</office:document-meta>
</file>